
<file path=META-INF/manifest.xml><?xml version="1.0" encoding="utf-8"?>
<ns0:manifest xmlns:ns0="urn:oasis:names:tc:opendocument:xmlns:manifest:1.0" ns0:version="1.3">
  <ns0:file-entry ns0:full-path="/" ns0:version="1.3" ns0:media-type="application/vnd.oasis.opendocument.text"/>
  <ns0:file-entry ns0:full-path="Configurations2/" ns0:media-type="application/vnd.sun.xml.ui.configuration"/>
  <ns0:file-entry ns0:full-path="manifest.rdf" ns0:media-type="application/rdf+xml"/>
  <ns0:file-entry ns0:full-path="meta.xml" ns0:media-type="text/xml"/>
  <ns0:file-entry ns0:full-path="settings.xml" ns0:media-type="text/xml"/>
  <ns0:file-entry ns0:full-path="Thumbnails/thumbnail.png" ns0:media-type="image/png"/>
  <ns0:file-entry ns0:full-path="styles.xml" ns0:media-type="text/xml"/>
  <ns0:file-entry ns0:full-path="content.xml" ns0:media-type="text/xml"/>
</ns0:manifest>
</file>

<file path=content.xml><?xml version="1.0" encoding="utf-8"?>
<office:document-content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officeooo="http://openoffice.org/2009/office" xmlns:style="urn:oasis:names:tc:opendocument:xmlns:style:1.0" xmlns:svg="urn:oasis:names:tc:opendocument:xmlns:svg-compatible:1.0" xmlns:text="urn:oasis:names:tc:opendocument:xmlns:text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cm" fo:margin-right="0cm" fo:text-indent="-0.635cm" style:auto-text-indent="false"/>
    </style:style>
    <style:style style:name="P2" style:family="paragraph" style:parent-style-name="List_20_Paragraph" style:list-style-name="WWNum2"/>
    <style:style style:name="P3" style:family="paragraph" style:parent-style-name="List_20_Paragraph">
      <style:paragraph-properties fo:margin-left="0cm" fo:margin-right="0cm" fo:text-indent="-0.635cm" style:auto-text-indent="false"/>
    </style:style>
    <style:style style:name="P4" style:family="paragraph" style:parent-style-name="List_20_Paragraph" style:list-style-name="WWNum2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5" style:family="paragraph" style:parent-style-name="List_20_Paragraph" style:list-style-name="WWNum2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6" style:family="paragraph" style:parent-style-name="List_20_Paragraph" style:list-style-name="WWNum2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7" style:family="paragraph" style:parent-style-name="List_20_Paragraph" style:list-style-name="WWNum2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8" style:family="paragraph" style:parent-style-name="List_20_Paragraph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9" style:family="paragraph" style:parent-style-name="List_20_Paragraph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10" style:family="paragraph" style:parent-style-name="List_20_Paragraph" style:master-page-name="">
      <loext:graphic-properties draw:fill="none"/>
      <style:paragraph-properties fo:margin-left="0cm" fo:margin-right="0cm" fo:margin-top="0cm" fo:margin-bottom="0.282cm" style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a1e1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a1e1"/>
    </style:style>
    <style:style style:name="P18" style:family="paragraph" style:parent-style-name="Standard" style:list-style-name="WWNum2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</style:style>
    <style:style style:name="P19" style:family="paragraph" style:parent-style-name="Standard" style:list-style-name="WWNum2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</style:style>
    <style:style style:name="P20" style:family="paragraph" style:parent-style-name="Standard" style:list-style-name="WWNum2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</style:style>
    <style:style style:name="P21" style:family="paragraph" style:parent-style-name="Standard" style:list-style-name="WWNum2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</style:style>
    <style:style style:name="P22" style:family="paragraph" style:parent-style-name="Standard">
      <style:text-properties officeooo:paragraph-rsid="001fa1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Calibri1"/>
    </style:style>
    <style:style style:name="T3" style:family="text">
      <style:text-properties officeooo:rsid="001bf67d" style:font-name-complex="Calibri1"/>
    </style:style>
    <style:style style:name="T4" style:family="text">
      <style:text-properties officeooo:rsid="001bf67d"/>
    </style:style>
    <style:style style:name="T5" style:family="text">
      <style:text-properties officeooo:rsid="001fa1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Overeenkomst van opdracht</text:span></text:p>
      <text:p text:style-name="P14">Partijen</text:p>
      <text:list xml:id="list1271530542" text:style-name="WWNum1">
        <text:list-item>
          <text:p text:style-name="P1">Mevrouw / mijnheer / bedrijf [ <text:s text:c="3"/>naam <text:s text:c="3"/>], wonende/gevestigd op het adres [ <text:s text:c="2"/>adres <text:s text:c="2"/>], hierna verder te noemen ‘’<text:span text:style-name="T1">opdrachtgever</text:span>’’;</text:p>
        </text:list-item>
      </text:list>
      <text:p text:style-name="P12"><text:s/>en</text:p>
      <text:list xml:id="list203404388126879" text:continue-numbering="true" text:style-name="WWNum1">
        <text:list-item>
          <text:p text:style-name="P1">Mevrouw / mijnheer / bedrijf [ <text:s text:c="3"/>naam <text:s text:c="3"/>], wonende/gevestigd op het adres [ <text:s text:c="2"/>adres <text:s text:c="2"/>], hierna verder te noemen ‘’<text:span text:style-name="T1">opdrachtnemer</text:span>’’;</text:p>
        </text:list-item>
      </text:list>
      <text:p text:style-name="P3"/>
      <text:p text:style-name="P16">Komen overeen <text:span text:style-name="T5">dat</text:span>:</text:p>
      <text:list xml:id="list3180052875" text:style-name="WWNum2">
        <text:list-item>
          <text:p text:style-name="P18">Opdrachtgever geeft opdracht aan opdrachtnemer voor <text:span text:style-name="T4">[opdracht]</text:span>.</text:p>
        </text:list-item>
        <text:list-item>
          <text:p text:style-name="P18">Het uitvoeren van de opdracht moet in ieder geval aan de volgende voorwaarden voldoen:</text:p>
        </text:list-item>
      </text:list>
      <text:p text:style-name="P14"><text:tab/>- <text:span text:style-name="T4">[...]</text:span></text:p>
      <text:p text:style-name="P13"><text:tab/>- <text:span text:style-name="T4">[...]</text:span></text:p>
      <text:p text:style-name="P13"><text:tab/>- <text:span text:style-name="T4">[...]</text:span></text:p>
      <text:list xml:id="list203405391019332" text:continue-numbering="true" text:style-name="WWNum2">
        <text:list-item>
          <text:p text:style-name="P18"><text:s/>Voor het uitvoeren van de opdracht komen partijen een totaal bedrag van <text:span text:style-name="T2">€ </text:span><text:span text:style-name="T3">[...]</text:span><text:span text:style-name="T2">,- [ incl./exc. BTW ] overeen / een </text:span><text:span text:style-name="T3">dagtarief van <text:s/>€ [...],- / </text:span><text:span text:style-name="T2">uurtarief van € </text:span><text:span text:style-name="T3">[...]</text:span><text:span text:style-name="T2">,- overeen.</text:span></text:p>
        </text:list-item>
        <text:list-item>
          <text:p text:style-name="P21">Indien opdrachtgever van oordeel is dat opdrachtnemer de opdracht niet goed of niet tijdig uitvoert, zal opdrachtgever opdrachtnemer deugdelijk in gebreke stellen. Komt opdracht<text:span text:style-name="T4">nemer</text:span> ook na de ingebrekestelling <text:span text:style-name="T4">de</text:span> verplichtingen niet na, dan is opdrachtgever gerechtigd de overeenkomst te beëindigen zonder dat <text:span text:style-name="T4">deze</text:span> gehouden is tot het vergoeden van schade. </text:p>
        </text:list-item>
        <text:list-item>
          <text:p text:style-name="P21">Deze overeenkomst eindigt zodra de opdracht is uitgevoerd / Deze overeenkomst wordt aangegaan voor de duur van [...] maanden / deze overeenkomst wordt aangegaan voor onbepaalde tijd. Partijen kunnen deze overeenkomst opzeggen met een opzegtermijn van [...] weken/maanden.</text:p>
        </text:list-item>
      </text:list>
      <text:p text:style-name="P16"/>
      <text:p text:style-name="P17"><text:bookmark text:name="_GoBack"/>Aldus overeengekomen en getekend te [ plaats ] op [ datum ] </text:p>
      <text:p text:style-name="P22"/>
      <text:p text:style-name="P17"><text:tab/>Opdrachtgever<text:tab/><text:tab/><text:tab/><text:tab/><text:tab/><text:tab/><text:tab/>Opdrachtnemer</text:p>
      <text:p text:style-name="Standard"><text:tab/></text:p>
    </office:text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page-layout>
      <style:page-layout-properties style:layout-grid-standard-mode="true"/>
    </style:default-page-layou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linenumbering-configuration text:number-lines="false" text:offset="0.499cm" style:num-format="1" text:number-position="left" text:increment="5"/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